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c815"/>
    </style:style>
    <style:style style:name="T4" style:family="text">
      <style:text-properties officeooo:rsid="0085bf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Planowanie dnia</text:span></text:p>
      <text:p text:style-name="P3">TASK:<text:span text:style-name="T4">Czytanie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2-03T13:08:09.383293398</dc:date>
    <meta:editing-duration>P1DT6H19M29S</meta:editing-duration>
    <meta:editing-cycles>84</meta:editing-cycles>
    <meta:document-statistic meta:table-count="0" meta:image-count="0" meta:object-count="0" meta:page-count="1" meta:paragraph-count="3" meta:word-count="7" meta:character-count="69" meta:non-whitespace-character-count="65"/>
  </office:meta>
</office:document-meta>
</file>